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text-properties fo:language="el" fo:country="GR"/>
    </style:style>
    <style:style style:name="P2" style:family="paragraph" style:parent-style-name="List_20_Paragraph" style:list-style-name="L1">
      <style:text-properties fo:language="el" fo:country="GR"/>
    </style:style>
    <style:style style:name="P3" style:family="paragraph" style:parent-style-name="Normal">
      <style:text-properties fo:language="el" fo:country="GR"/>
    </style:style>
    <style:style style:name="P4" style:family="paragraph" style:parent-style-name="Normal" style:list-style-name="L2">
      <style:text-properties fo:language="el" fo:country="GR"/>
    </style:style>
    <style:style style:name="P5" style:family="paragraph" style:parent-style-name="Normal" style:list-style-name="L3">
      <style:text-properties fo:language="el" fo:country="GR"/>
    </style:style>
    <style:style style:name="P6" style:family="paragraph" style:parent-style-name="Normal" style:list-style-name="L4">
      <style:text-properties fo:language="el" fo:country="GR"/>
    </style:style>
    <style:style style:name="P7" style:family="paragraph" style:parent-style-name="Normal" style:list-style-name="L5">
      <style:text-properties fo:language="el" fo:country="GR"/>
    </style:style>
    <style:style style:name="P8" style:family="paragraph" style:parent-style-name="Normal" style:list-style-name="L6">
      <style:text-properties fo:language="el" fo:country="GR"/>
    </style:style>
    <style:style style:name="P9" style:family="paragraph" style:parent-style-name="Normal" style:list-style-name="L7">
      <style:text-properties fo:language="el" fo:country="GR"/>
    </style:style>
    <style:style style:name="P10" style:family="paragraph" style:parent-style-name="Normal" style:list-style-name="L8">
      <style:text-properties fo:language="el" fo:country="GR"/>
    </style:style>
    <style:style style:name="P11" style:family="paragraph" style:parent-style-name="Normal" style:list-style-name="L9">
      <style:text-properties fo:language="el" fo:country="GR"/>
    </style:style>
    <style:style style:name="P12" style:family="paragraph" style:parent-style-name="Normal" style:list-style-name="L3"/>
    <style:style style:name="P13" style:family="paragraph" style:parent-style-name="Normal" style:list-style-name="L3">
      <style:text-properties fo:language="en" fo:country="US"/>
    </style:style>
    <style:style style:name="P14" style:family="paragraph" style:parent-style-name="Normal" style:list-style-name="L5">
      <style:text-properties fo:language="en" fo:country="US"/>
    </style:style>
    <style:style style:name="P15" style:family="paragraph" style:parent-style-name="Normal" style:list-style-name="L8">
      <style:text-properties fo:language="en" fo:country="US"/>
    </style:style>
    <style:style style:name="P16" style:family="paragraph" style:parent-style-name="Normal" style:list-style-name="L6"/>
    <style:style style:name="P17" style:family="paragraph" style:parent-style-name="Heading_20_2">
      <style:text-properties fo:language="el" fo:country="GR"/>
    </style:style>
    <style:style style:name="P18" style:family="paragraph" style:parent-style-name="Heading_20_1" style:master-page-name="MP0">
      <style:paragraph-properties style:page-number="auto" fo:break-before="page"/>
    </style:style>
    <style:style style:name="T1" style:family="text">
      <style:text-properties fo:language="el" fo:country="GR"/>
    </style:style>
    <style:style style:name="T2" style:family="text">
      <style:text-properties fo:language="en" fo:country="US"/>
    </style:style>
    <style:style style:name="T3" style:family="text">
      <style:text-properties style:text-position="33% 58%"/>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span text:style-name="T1">Bitcoin</text:span><text:span text:style-name="Default_20_Paragraph_20_Font"><text:span text:style-name="T1"> </text:span></text:span><text:span text:style-name="T1">Basics</text:span></text:h>
      <text:h text:style-name="Heading_20_2" text:outline-level="2"><text:span text:style-name="Default_20_Paragraph_20_Font"><text:span text:style-name="T1">Τι είναι το </text:span></text:span><text:span text:style-name="T1">bitcoin</text:span></text:h>
      <text:p text:style-name="P1">Ψηφιακό νόμισμα (αποκεντρωμένο)</text:p>
      <text:p text:style-name="P1"><text:span text:style-name="Default_20_Paragraph_20_Font">Είναι ένα </text:span>crypto<text:span text:style-name="Default_20_Paragraph_20_Font"> – </text:span>currency<text:span text:style-name="Default_20_Paragraph_20_Font"> (κρύπτο νόμισμα) έχουν εμφανιστεί από το 1980</text:span></text:p>
      <text:p text:style-name="P1">Εικονικό όπως ο χρυσός ή το τυπωμένο χρήμα (χαρτονομίσματα και νομίσματα)</text:p>
      <text:p text:style-name="P1">Μεταφέρεται από άτομο σε άτομο (peer to peer)</text:p>
      <text:p text:style-name="P1">Δεν ελέγχεται από τράπεζες ή κυβερνήσεις</text:p>
      <text:p text:style-name="P1">Δεν ανήκει σε κανέναν</text:p>
      <text:p text:style-name="P1">Οι συναλλαγές ελέγχονται και εκτελούνται από τους κόμβους του δικτύου</text:p>
      <text:p text:style-name="P1">Κάθε συναλλαγή καταχωρείται σε καποιο block</text:p>
      <text:p text:style-name="P1">Το block μοιράζεται σε όλους του κόμβους (block chain)</text:p>
      <text:p text:style-name="P1">Όλα τα μπλοκ αποθηκεύονται σε ένα “λογιστκό βιβλίο” που είνα μοιρασμένο σε όλους του κόμβους</text:p>
      <text:p text:style-name="P1">Δεν γίνονται επιστροφές (refunds ή chargebacks)</text:p>
      <text:p text:style-name="Normal"><text:span text:style-name="Default_20_Paragraph_20_Font"><text:span text:style-name="T1">Συμβολίζεται με Β ή </text:span></text:span><text:span text:style-name="T1">BTC</text:span><text:span text:style-name="Default_20_Paragraph_20_Font"><text:span text:style-name="T1">.</text:span></text:span></text:p>
      <text:p text:style-name="Normal"><text:span text:style-name="Default_20_Paragraph_20_Font"><text:span text:style-name="T1">Το </text:span></text:span><text:span text:style-name="T1">bitcoin</text:span><text:span text:style-name="Default_20_Paragraph_20_Font"><text:span text:style-name="T1"> λύνει ένα πρόβλημα σε ένα δίκτυο που λέγεται «</text:span></text:span><text:span text:style-name="T1">double</text:span><text:span text:style-name="Default_20_Paragraph_20_Font"><text:span text:style-name="T1"> </text:span></text:span><text:span text:style-name="T1">spent</text:span><text:span text:style-name="Default_20_Paragraph_20_Font"><text:span text:style-name="T1">»</text:span></text:span></text:p>
      <text:p text:style-name="Normal"><text:span text:style-name="Default_20_Paragraph_20_Font"><text:span text:style-name="T1">Εμφανίστηκε το 2009 από τον </text:span></text:span><text:span text:style-name="T1">Satoshi</text:span><text:span text:style-name="Default_20_Paragraph_20_Font"><text:span text:style-name="T1"> </text:span></text:span><text:span text:style-name="T1">Nakamoto</text:span></text:p>
      <text:p text:style-name="Normal"><text:span text:style-name="Default_20_Paragraph_20_Font"><text:span text:style-name="T1">Παράγεται σταδιακά μέχρι το 2140 και μέχρι 21 εκατομμύρια </text:span></text:span><text:span text:style-name="T1">bitcoins</text:span></text:p>
      <text:p text:style-name="P1">Κάθε 10 λεπτά παράγεται ένα Χ ποσό.</text:p>
      <text:p text:style-name="Normal"><text:span text:style-name="Default_20_Paragraph_20_Font"><text:span text:style-name="T1">Διαιρείται σε μικρότερες αξίες μέχρι 0.00000001 (</text:span></text:span><text:span text:style-name="T1">satoshi</text:span><text:span text:style-name="Default_20_Paragraph_20_Font"><text:span text:style-name="T1">)</text:span></text:span></text:p>
      <text:p text:style-name="P1">Πρακτικά αδύνατο να χακαριστεί (απαιτείται τεράστιος χρόνος και κόστος)</text:p>
      <text:p text:style-name="Normal"><text:span text:style-name="Default_20_Paragraph_20_Font"><text:span text:style-name="T1">Μισό δις για μισή ώρα </text:span></text:span><text:span text:style-name="T1">hacking</text:span><text:span text:style-name="Default_20_Paragraph_20_Font"><text:span text:style-name="T1"> (</text:span></text:span><text:span text:style-name="T1">brutal</text:span><text:span text:style-name="Default_20_Paragraph_20_Font"><text:span text:style-name="T1"> </text:span></text:span><text:span text:style-name="T1">force</text:span><text:span text:style-name="Default_20_Paragraph_20_Font"><text:span text:style-name="T1">)</text:span></text:span></text:p>
      <text:p text:style-name="P1">Ελέγχεται από τους συμμετέχοντες και κανέναν άλλο (για αυτό είναι και δημοφιλές)</text:p>
      <text:p text:style-name="Normal"><text:span text:style-name="T1">FIAT</text:span><text:span text:style-name="Default_20_Paragraph_20_Font"><text:span text:style-name="T1"> νομίσματα είναι πληθωριστικά</text:span></text:span></text:p>
      <text:h text:style-name="Heading_20_2" text:outline-level="2">Block chain</text:h>
      <text:p text:style-name="Normal">Είναι μια δημόσια βάση δεδομένων μοιρασμένη στους κόμβους του δικτύου.</text:p>
      <text:p text:style-name="Normal">Καθε φορά που ένα μπλοκ ενημερώνεται, καταχωρείται στο “λογιστικό βιβλίο” (ledger) του κόμβου που ανέλαβε την εκτέλεση της συναλλαγής. Στη συνέχεια το δημοσιοποιεί στους υπόλοιπους κόμβους οι οποίοι ενημερώνουν το δικό του λοιστικό βιβλίο έτσι ώστε όλοι οι κόμβοι να μοιράζονται το ίδιο ακριβώς βιβλίο.</text:p>
      <text:p text:style-name="Normal">Κάθε συναλλαγή διακρίνεται ώς input ή output.</text:p>
      <text:h text:style-name="Heading_20_2" text:outline-level="2"><text:soft-page-break/>Υποδιαιρέσεις</text:h>
      <text:p text:style-name="Normal">Το bitcoin υποδιαιρείται σε mBTC (10<text:span text:style-name="T3">-3</text:span>), σε μBTC (10<text:span text:style-name="T3">-6</text:span>) και σε satoshi (10<text:span text:style-name="T3">-8</text:span>) ή 0.00000001 bitcoin.</text:p>
      <text:h text:style-name="Heading_20_2" text:outline-level="2">Ιδιοκτησία</text:h>
      <text:p text:style-name="Normal">Κάθε ποσό ανήκει σε κάποιον λογαριασμό (όπως ο τραπεζικός λογαριασμός) που αντιστοιχεί στο δημόσιο κλειδί του κατόχου. Για να υλοποιηθεί για παράδειγμα μια πληρωμή θα πρέπει αυτός που πληρώνει να “κλειδώσει” την πληρωμή με το ιδιωτικό του κλειδί. Το σύστημα θα χρησιμοποιήσει το δημόσιο κλειδί του για να “ξεκλειδώσει” την πληρωμή. Αν χαθεί το ιδιωτικό κλειδί χάνονται και τα χρήματα.</text:p>
      <text:h text:style-name="Heading_20_2" text:outline-level="2">Συναλλαγή</text:h>
      <text:p text:style-name="Normal">Οι συναλλαγές χωρίζονται σε inputs και outputs. Για κάθε output θα πρέπει να αφαιρεθούν κάποιο ή κάποια inputs από προηγούμενες συναλλαγές. Το ποσό είναι πάντα ένα πολλαπλάσιο του satoshi. Αν τα inputs ξεπερνούν το output κατά κάτι πρέπει να επιστραφούν τα “ρέστα”.</text:p>
      <text:p text:style-name="Normal">Σε κάθε συναλλαγή προστίθεται και η προμήθεια.</text:p>
      <text:h text:style-name="Heading_20_2" text:outline-level="2">Εξόρυξη (mining)</text:h>
      <text:p text:style-name="Normal">Η αποστολή των “εξορύχων” είναι να προσφέρουν επεξεργαστική ισχύ για τη διεκπαιρέωση των συναλλαγών την αρχειοθέτηση και την κρυπτογράφηση και πληρώνονται με νέα bitcoins ή από την προμήθεια της συναλλαγής.</text:p>
      <text:p text:style-name="Normal">Οι εξορύχοι πρέπει να αποδείξουν ότι για κάθε μπλοκ έχουν προσφέρει το έργο εκείνο (proof of work)για το οποίο πρέπει να πληρωθούν.</text:p>
      <text:p text:style-name="Normal">Κάθε 2016 blocks (περίπου 14 μέρες), η δυσκολία αλλάζει και γίνονται νέες ρυθμίσεις ανάλογα και με την απόδοση του δικτύου.</text:p>
      <text:h text:style-name="P17" text:outline-level="2">Τι είναι το χρήμα</text:h>
      <text:p text:style-name="P1">Ένα μέσο για ανταλλαγή αγαθών.</text:p>
      <text:p text:style-name="P1">Έχει 4 χαρακτηριστικά</text:p>
      <text:list xml:id="list1526418106917110684" text:style-name="L1">
        <text:list-item>
          <text:p text:style-name="P2">Έχει υποδιαιρέσεις</text:p>
        </text:list-item>
        <text:list-item>
          <text:p text:style-name="P2">Είναι ανθεκτικό</text:p>
        </text:list-item>
        <text:list-item>
          <text:p text:style-name="P2">Έχει ίδια αξία</text:p>
        </text:list-item>
        <text:list-item>
          <text:p text:style-name="P2">Είναι αναγνωρίσιμο</text:p>
        </text:list-item>
      </text:list>
      <text:h text:style-name="P17" text:outline-level="2">Γιατί έχει αξία</text:h>
      <text:list xml:id="list7419401676714994568" text:style-name="L2">
        <text:list-item>
          <text:p text:style-name="P4">Περιορισμένη ποσότητα</text:p>
        </text:list-item>
        <text:list-item>
          <text:p text:style-name="P4">Δεν ελέγχεται από τράπεζες ή κυβερνήσεις</text:p>
        </text:list-item>
        <text:list-item>
          <text:p text:style-name="P4">peer to peer</text:p>
        </text:list-item>
        <text:list-item>
          <text:p text:style-name="P4"><text:soft-page-break/>Ανώνυμο</text:p>
        </text:list-item>
        <text:list-item>
          <text:p text:style-name="P4">Διάφανο (open source)</text:p>
        </text:list-item>
        <text:list-item>
          <text:p text:style-name="P4">Ελεγμένο και δοκιμασμένο για πάνω από 6 χρόνια (2009)</text:p>
        </text:list-item>
        <text:list-item>
          <text:p text:style-name="P4">Εύκολο στην αγοραπωλησία</text:p>
        </text:list-item>
        <text:list-item>
          <text:p text:style-name="P4">Χαμηλό κόστος συναλλαγής (προμήθεια)</text:p>
        </text:list-item>
        <text:list-item>
          <text:p text:style-name="P4">Πληρωμές χωρίς επιστροφές</text:p>
        </text:list-item>
        <text:list-item>
          <text:p text:style-name="P4">Δεν βασίζεται σε απτά αγαθά όπως πετρέλαιο, χρυσός κ.λπ. αλλά στην εμπιστοσύνη του κοινού</text:p>
        </text:list-item>
        <text:list-item>
          <text:p text:style-name="P4">Η αξία του εξαρτάται από την προσφορά και ζήτηση</text:p>
        </text:list-item>
        <text:list-item>
          <text:p text:style-name="P4">Προστασία από πληθωρισμό</text:p>
        </text:list-item>
      </text:list>
      <text:h text:style-name="Heading_20_2" text:outline-level="2">Διαφορές από <text:span text:style-name="T1">συμβατικό</text:span> νόμισμα</text:h>
      <text:list xml:id="list5897154914018605678" text:style-name="L9">
        <text:list-item>
          <text:p text:style-name="P11">Δεν χρειάζεται τράπεζα ούτε τραπεζικός λογαριασμός</text:p>
        </text:list-item>
        <text:list-item>
          <text:p text:style-name="P11">Αποθηκεύεται σε ψηφιακό λογιστικό βιβλίο</text:p>
        </text:list-item>
        <text:list-item>
          <text:p text:style-name="P11">Αποστολή και λήψη είναι εύκολο όσο η αποστολή και λήψη ενός <text:span text:style-name="T2">e-mail</text:span></text:p>
        </text:list-item>
      </text:list>
      <text:h text:style-name="P17" text:outline-level="2">Που αποθηκεύεται</text:h>
      <text:p text:style-name="P1">Σε “πορτοφόλια”</text:p>
      <text:p text:style-name="P1">https://bitcoin.org/el/choose-your-wallet</text:p>
      <text:list xml:id="list7153566458275021512" text:style-name="L3">
        <text:list-item>
          <text:p text:style-name="P5">Σκληρός δίσκος </text:p>
          <text:list>
            <text:list-item>
              <text:p text:style-name="P5">απόλυτος έλεγχος</text:p>
            </text:list-item>
            <text:list-item>
              <text:p text:style-name="P5">ανωνυμία</text:p>
            </text:list-item>
            <text:list-item>
              <text:p text:style-name="P5">φυσική αποθήκευση στον δίσκο</text:p>
            </text:list-item>
            <text:list-item>
              <text:p text:style-name="P5">χρειάζεται <text:span text:style-name="T2">back up</text:span></text:p>
            </text:list-item>
            <text:list-item>
              <text:p text:style-name="P5">κίνδυνος να κλαπεί ή χαθεί</text:p>
            </text:list-item>
            <text:list-item>
              <text:p text:style-name="P13">wallet qt</text:p>
            </text:list-item>
          </text:list>
        </text:list-item>
        <text:list-item>
          <text:p text:style-name="P5">Κινητό</text:p>
        </text:list-item>
        <text:list-item>
          <text:p text:style-name="P12"><text:span text:style-name="T1">Υλισμικό (κάρτα, </text:span><text:span text:style-name="T2">usb type </text:span><text:span text:style-name="T1">κ.λπ.)</text:span></text:p>
        </text:list-item>
        <text:list-item>
          <text:p text:style-name="P12"><text:span text:style-name="T1">Τυπωμένο χαρτί (</text:span><text:span text:style-name="T2">paper wallet)</text:span></text:p>
        </text:list-item>
        <text:list-item>
          <text:p text:style-name="P12"><text:span text:style-name="T1">Φιλοξενία </text:span><text:span text:style-name="T2">online</text:span></text:p>
          <text:list>
            <text:list-item>
              <text:p text:style-name="P5">πρόσβαση από παντού</text:p>
            </text:list-item>
            <text:list-item>
              <text:p text:style-name="P5">λειτουργούν ως ανταλλακτήρια</text:p>
            </text:list-item>
            <text:list-item>
              <text:p text:style-name="P5">κίνδυνοι από χάκερ ή χρεωκοπία</text:p>
            </text:list-item>
            <text:list-item>
              <text:p text:style-name="P5">https://blockchain.info/</text:p>
            </text:list-item>
          </text:list>
        </text:list-item>
      </text:list>
      <text:h text:style-name="Heading_20_2" text:outline-level="2"><text:soft-page-break/>Πως λειτουργεί ο λογαριασμός</text:h>
      <text:p text:style-name="P1">Χρησιμοποιείται η ασύμμετρη κρυπτογραφία</text:p>
      <text:list xml:id="list8078464591306407973" text:style-name="L4">
        <text:list-item>
          <text:p text:style-name="P6">Δημόσιο κλειδί (αλφαριθμητικό 27 – 34 χαρακτήρες)</text:p>
        </text:list-item>
        <text:list-item>
          <text:p text:style-name="P6">Ιδιωτικό κλειδί (μένει κρυφό)</text:p>
        </text:list-item>
      </text:list>
      <text:h text:style-name="Heading_20_2" text:outline-level="2">Πως αποκτώ <text:span text:style-name="T2">bitcoins</text:span></text:h>
      <text:list xml:id="list1052180437406734788" text:style-name="L5">
        <text:list-item>
          <text:p text:style-name="P7">Αγορά από φυσικό πρόσωπο ή ανταλλακτήριο</text:p>
        </text:list-item>
        <text:list-item>
          <text:p text:style-name="P7">Πώληση από προϊόντα ή υπηρεσίες (<text:span text:style-name="T2">barter)</text:span></text:p>
        </text:list-item>
        <text:list-item>
          <text:p text:style-name="P14">Mining (<text:span text:style-name="T1">με λογισμικό)</text:span></text:p>
        </text:list-item>
      </text:list>
      <text:h text:style-name="P17" text:outline-level="2">Πως μπορώ να κερδίσω</text:h>
      <text:list xml:id="list3455101602664162198" text:style-name="L6">
        <text:list-item>
          <text:p text:style-name="P8">Εξόρυξη (Mining) (όλο και πιο δύσκολο)</text:p>
        </text:list-item>
        <text:list-item>
          <text:p text:style-name="P8">Χρηματιστήριο (για έμπειρους)</text:p>
        </text:list-item>
        <text:list-item>
          <text:p text:style-name="P16"><text:span text:style-name="T1">Προσφορά με εκπτώσεις και πληρωμή σε </text:span><text:span text:style-name="T2">bitcoins</text:span></text:p>
        </text:list-item>
      </text:list>
      <text:h text:style-name="Heading_20_2" text:outline-level="2">Θεωρίες</text:h>
      <text:list xml:id="list5813693743079541943" text:style-name="L7">
        <text:list-item>
          <text:p text:style-name="P9">Αύξηση αξίας κατά 10.000% μέσα σε λίγα χρόνια</text:p>
        </text:list-item>
        <text:list-item>
          <text:p text:style-name="P9">Πολλές πτώσεις (καταρρεύσεις) κατά 50% ή παραπάνω</text:p>
        </text:list-item>
        <text:list-item>
          <text:p text:style-name="P9">Διόρθωση μετά από πτώσεις</text:p>
        </text:list-item>
        <text:list-item>
          <text:p text:style-name="P9">Παραμένει η ερώτηση: Θα γίνει αποδεκτό (καθιερωθεί) από την αγορά σαν ένα “επίσημο” νόμισμα;</text:p>
        </text:list-item>
      </text:list>
      <text:h text:style-name="Heading_20_2" text:outline-level="2">Κίνδυνοι</text:h>
      <text:list xml:id="list4834884464259409607" text:style-name="L8">
        <text:list-item>
          <text:p text:style-name="P15">Bug <text:span text:style-name="T1">στο λογισμικό που θα έκανε την ασφάλεια διάτρητη</text:span></text:p>
        </text:list-item>
        <text:list-item>
          <text:p text:style-name="P10">Κυβερνητική ή πολιτική παρέμβαση που θα οδηγούσε στην κατάρρευση του νομίσματος</text:p>
        </text:list-item>
        <text:list-item>
          <text:p text:style-name="P10">Νέο κρυπτονόμισμα με λιγότερο κόστος ή περισσότερη ασφάλεια ή με κάτι πιο καινοτόμο</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Mincho" svg:font-family="'MS Minch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l" fo:country="G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l" fo:country="G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0835in" fo:margin-bottom="0.1665in" fo:line-height="100%" fo:keep-together="always" fo:hyphenation-ladder-count="no-limit" fo:keep-with-next="always"/>
      <style:text-properties fo:color="#222a35" style:font-name="Calibri Light" fo:font-size="18pt" fo:font-weight="bold" style:font-name-asian="Times New Roman" style:font-size-asian="18pt" style:font-weight-asian="bold" style:font-name-complex="Times New Roman"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835in" fo:margin-bottom="0.1665in" fo:line-height="100%" fo:keep-together="always" fo:hyphenation-ladder-count="no-limit" fo:keep-with-next="always"/>
      <style:text-properties fo:color="#1f4e79" style:font-name="Calibri Light" fo:font-size="16pt" fo:font-weight="bold" style:font-name-asian="Times New Roman" style:font-size-asian="16pt" style:font-weight-asian="bold" style:font-name-complex="Times New Roman" style:font-size-complex="13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22a35" style:font-name="Calibri Light" fo:font-size="18pt" fo:font-weight="bold" style:font-name-asian="Times New Roman" style:font-size-asian="18pt" style:font-weight-asian="bold" style:font-name-complex="Times New Roman" style:font-size-complex="16pt"/>
    </style:style>
    <style:style style:name="Heading_20_2_20_Char" style:display-name="Heading 2 Char" style:family="text" style:parent-style-name="Default_20_Paragraph_20_Font">
      <style:text-properties fo:color="#1f4e79" style:font-name="Calibri Light" fo:font-size="16pt" fo:font-weight="bold" style:font-name-asian="Times New Roman" style:font-size-asian="16pt" style:font-weight-asian="bold" style:font-name-complex="Times New Roman" style:font-size-complex="13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9in" fo:page-height="11.6937in" style:num-format="1" style:print-orientation="portrait" fo:margin-top="0.7in" fo:margin-bottom="0.7in" fo:margin-left="0.7in" fo:margin-right="0.7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title/>
    <dc:description/>
    <dc:subject/>
    <meta:initial-creator>leonidas</meta:initial-creator>
    <dc:creator>leonidas tsaras</dc:creator>
    <meta:creation-date>2016-01-30T12:11:00Z</meta:creation-date>
    <dc:date>2016-01-31T19:59:19</dc:date>
    <meta:editing-cycles>39</meta:editing-cycles>
    <meta:editing-duration>PT7H58M17S</meta:editing-duration>
    <meta:document-statistic meta:table-count="0" meta:image-count="0" meta:object-count="0" meta:page-count="4" meta:paragraph-count="101" meta:word-count="773" meta:character-count="4878"/>
    <meta:template xlink:type="simple" xlink:actuate="onRequest" xlink:title="" xlink:href="Normal.dotm"/>
  </office:meta>
</office:document-meta>
</file>